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Z [mumeter]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" office:value-type="float" office:value="3.08">
            <text:p>3,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09">
            <text:p>3,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05">
            <text:p>3,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05">
            <text:p>3,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95">
            <text:p>2,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85">
            <text:p>2,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77">
            <text:p>2,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63">
            <text:p>2,6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46">
            <text:p>2,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31">
            <text:p>2,3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82">
            <text:p>1,8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1.36">
            <text:p>1,3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8">
            <text:p>0,58</text:p>
          </table:table-cell>
        </table:table-row>
        <table:table-row table:style-name="ro2">
          <table:table-cell office:value-type="float" office:value="28.5">
            <text:p>28,5</text:p>
          </table:table-cell>
          <table:table-cell office:value-type="float" office:value="0.48">
            <text:p>0,4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 office:value-type="float" office:value="29.5">
            <text:p>29,5</text:p>
          </table:table-cell>
          <table:table-cell office:value-type="float" office:value="1.05">
            <text:p>1,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28">
            <text:p>1,2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.02">
            <text:p>4,0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.38">
            <text:p>5,3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.15">
            <text:p>5,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83">
            <text:p>4,8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63">
            <text:p>4,6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.15">
            <text:p>4,15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office:value-type="string">
            <text:p>Untergrund:</text:p>
          </table:table-cell>
        </table:table-row>
        <table:table-row table:style-name="ro2">
          <table:table-cell/>
          <table:table-cell table:style-name="ce1" office:value-type="float" office:value="3.25">
            <text:p>3,2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1">11.07.2022</text:date>, <text:time>14:2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P2-FKP2 </meta:initial-creator>
    <meta:creation-date>2022-07-11T13:54:53.68</meta:creation-date>
    <dc:date>2022-07-11T14:23:01.45</dc:date>
    <dc:creator>FP2-FKP2 </dc:creator>
    <meta:editing-duration>PT8M21S</meta:editing-duration>
    <meta:editing-cycles>1</meta:editing-cycles>
    <meta:document-statistic meta:table-count="3" meta:cell-count="62" meta:object-count="0"/>
    <meta:generator>OpenOffice/4.1.6$Win32 OpenOffice.org_project/416m1$Build-9790</meta:generator>
  </office:meta>
</office:document-meta>
</file>